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5F0000675800002863EBCA0BC7ECB0727A.wmf" manifest:media-type="image/x-wm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66d351d" officeooo:paragraph-rsid="066d351d"/>
    </style:style>
    <style:style style:name="P2" style:family="paragraph" style:parent-style-name="Text_20_body">
      <style:paragraph-properties fo:text-align="center" style:justify-single-word="false"/>
      <style:text-properties fo:font-size="16pt" fo:font-style="italic" fo:font-weight="bold" officeooo:rsid="07fc103f" officeooo:paragraph-rsid="07fc103f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text-properties officeooo:paragraph-rsid="066d351d"/>
    </style:style>
    <style:style style:name="P4" style:family="paragraph" style:parent-style-name="Text_20_body">
      <style:text-properties officeooo:paragraph-rsid="07ffc81d"/>
    </style:style>
    <style:style style:name="P5" style:family="paragraph" style:parent-style-name="Text_20_body">
      <style:text-properties officeooo:paragraph-rsid="0831eb96"/>
    </style:style>
    <style:style style:name="P6" style:family="paragraph" style:parent-style-name="Text_20_body">
      <style:text-properties officeooo:paragraph-rsid="08326b54"/>
    </style:style>
    <style:style style:name="P7" style:family="paragraph" style:parent-style-name="Text_20_body">
      <style:text-properties officeooo:paragraph-rsid="08350cc8"/>
    </style:style>
    <style:style style:name="P8" style:family="paragraph" style:parent-style-name="Text_20_body">
      <style:text-properties officeooo:paragraph-rsid="083cbf40"/>
    </style:style>
    <style:style style:name="P9" style:family="paragraph" style:parent-style-name="Text_20_body">
      <style:text-properties officeooo:paragraph-rsid="0843eb0e"/>
    </style:style>
    <style:style style:name="P10" style:family="paragraph" style:parent-style-name="Text_20_body">
      <style:text-properties officeooo:paragraph-rsid="0836d48e"/>
    </style:style>
    <style:style style:name="P11" style:family="paragraph" style:parent-style-name="Text_20_body">
      <style:text-properties officeooo:rsid="085b7b24" officeooo:paragraph-rsid="085b7b24"/>
    </style:style>
    <style:style style:name="P12" style:family="paragraph" style:parent-style-name="Text_20_body">
      <style:text-properties officeooo:rsid="085b7b24" officeooo:paragraph-rsid="0864ec0a"/>
    </style:style>
    <style:style style:name="P13" style:family="paragraph" style:parent-style-name="Text_20_body">
      <style:text-properties officeooo:paragraph-rsid="087dec28"/>
    </style:style>
    <style:style style:name="P14" style:family="paragraph" style:parent-style-name="Text_20_body">
      <style:text-properties officeooo:paragraph-rsid="08814b21"/>
    </style:style>
    <style:style style:name="P15" style:family="paragraph" style:parent-style-name="Text_20_body">
      <style:text-properties officeooo:paragraph-rsid="0889cdda"/>
    </style:style>
    <style:style style:name="P16" style:family="paragraph" style:parent-style-name="Text_20_body">
      <style:text-properties officeooo:rsid="086e10eb" officeooo:paragraph-rsid="087dec28"/>
    </style:style>
    <style:style style:name="P17" style:family="paragraph" style:parent-style-name="Text_20_body">
      <style:text-properties officeooo:paragraph-rsid="089d3866"/>
    </style:style>
    <style:style style:name="P18" style:family="paragraph" style:parent-style-name="Text_20_body">
      <style:text-properties officeooo:rsid="08a2fac1" officeooo:paragraph-rsid="08b19200"/>
    </style:style>
    <style:style style:name="P19" style:family="paragraph" style:parent-style-name="Text_20_body">
      <style:text-properties officeooo:rsid="08a2fac1" officeooo:paragraph-rsid="08bee0af"/>
    </style:style>
    <style:style style:name="P20" style:family="paragraph" style:parent-style-name="Text_20_body">
      <style:text-properties officeooo:rsid="08a2fac1" officeooo:paragraph-rsid="08cd320c"/>
    </style:style>
    <style:style style:name="P21" style:family="paragraph" style:parent-style-name="Text_20_body">
      <style:text-properties officeooo:rsid="08a2fac1" officeooo:paragraph-rsid="08d1d8c2"/>
    </style:style>
    <style:style style:name="P22" style:family="paragraph" style:parent-style-name="Text_20_body">
      <style:text-properties officeooo:rsid="08a2fac1" officeooo:paragraph-rsid="08d34e63"/>
    </style:style>
    <style:style style:name="P23" style:family="paragraph" style:parent-style-name="Text_20_body">
      <style:text-properties officeooo:rsid="08a2fac1" officeooo:paragraph-rsid="08db1cf2"/>
    </style:style>
    <style:style style:name="P24" style:family="paragraph" style:parent-style-name="Text_20_body">
      <style:text-properties officeooo:rsid="08a2fac1" officeooo:paragraph-rsid="08dcf141"/>
    </style:style>
    <style:style style:name="P25" style:family="paragraph" style:parent-style-name="Text_20_body">
      <style:text-properties officeooo:rsid="08a2fac1" officeooo:paragraph-rsid="08e00b51"/>
    </style:style>
    <style:style style:name="P26" style:family="paragraph" style:parent-style-name="Text_20_body">
      <style:text-properties officeooo:rsid="08a2fac1" officeooo:paragraph-rsid="08e15146"/>
    </style:style>
    <style:style style:name="P27" style:family="paragraph" style:parent-style-name="Text_20_body">
      <style:text-properties officeooo:rsid="08f5ebca" officeooo:paragraph-rsid="090a0b35"/>
    </style:style>
    <style:style style:name="P28" style:family="paragraph" style:parent-style-name="Text_20_body">
      <style:text-properties officeooo:paragraph-rsid="0912ffd8"/>
    </style:style>
    <style:style style:name="P29" style:family="paragraph" style:parent-style-name="Text_20_body">
      <style:text-properties officeooo:paragraph-rsid="0915f843"/>
    </style:style>
    <style:style style:name="P30" style:family="paragraph" style:parent-style-name="Text_20_body">
      <style:text-properties officeooo:rsid="08463f40" officeooo:paragraph-rsid="09e81c6e"/>
    </style:style>
    <style:style style:name="P31" style:family="paragraph" style:parent-style-name="Text_20_body">
      <style:text-properties officeooo:rsid="089c1645" officeooo:paragraph-rsid="08b19200"/>
    </style:style>
    <style:style style:name="P32" style:family="paragraph" style:parent-style-name="Text_20_body">
      <style:text-properties officeooo:paragraph-rsid="09183df8"/>
    </style:style>
    <style:style style:name="P33" style:family="paragraph" style:parent-style-name="Text_20_body">
      <style:text-properties officeooo:paragraph-rsid="091efb20"/>
    </style:style>
    <style:style style:name="P34" style:family="paragraph" style:parent-style-name="Text_20_body">
      <style:text-properties officeooo:rsid="092c1e0b" officeooo:paragraph-rsid="092c1e0b"/>
    </style:style>
    <style:style style:name="P35" style:family="paragraph" style:parent-style-name="Text_20_body">
      <style:text-properties officeooo:paragraph-rsid="093f8d7e"/>
    </style:style>
    <style:style style:name="P36" style:family="paragraph" style:parent-style-name="Text_20_body">
      <style:text-properties officeooo:paragraph-rsid="0963e39e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officeooo:paragraph-rsid="0963e39e" style:font-weight-asian="bold" style:font-weight-complex="bold"/>
    </style:style>
    <style:style style:name="P38" style:family="paragraph" style:parent-style-name="Text_20_body">
      <style:text-properties officeooo:rsid="09666f0f" officeooo:paragraph-rsid="09666f0f"/>
    </style:style>
    <style:style style:name="P39" style:family="paragraph" style:parent-style-name="Text_20_body">
      <style:text-properties officeooo:rsid="09666f0f" officeooo:paragraph-rsid="0989ed26"/>
    </style:style>
    <style:style style:name="P40" style:family="paragraph" style:parent-style-name="Text_20_body">
      <style:text-properties officeooo:rsid="096c9587" officeooo:paragraph-rsid="097d50cf"/>
    </style:style>
    <style:style style:name="P41" style:family="paragraph" style:parent-style-name="Text_20_body">
      <style:text-properties officeooo:rsid="096f65a8" officeooo:paragraph-rsid="096f65a8"/>
    </style:style>
    <style:style style:name="P42" style:family="paragraph" style:parent-style-name="Text_20_body">
      <style:text-properties officeooo:rsid="09734fd2" officeooo:paragraph-rsid="097d50cf"/>
    </style:style>
    <style:style style:name="P43" style:family="paragraph" style:parent-style-name="Text_20_body">
      <style:text-properties officeooo:paragraph-rsid="097957eb"/>
    </style:style>
    <style:style style:name="P44" style:family="paragraph" style:parent-style-name="Text_20_body">
      <style:text-properties officeooo:paragraph-rsid="097a393e"/>
    </style:style>
    <style:style style:name="P45" style:family="paragraph" style:parent-style-name="Text_20_body">
      <style:text-properties officeooo:paragraph-rsid="099276c7"/>
    </style:style>
    <style:style style:name="P46" style:family="paragraph" style:parent-style-name="Text_20_body">
      <style:text-properties officeooo:paragraph-rsid="099b84c7"/>
    </style:style>
    <style:style style:name="P47" style:family="paragraph" style:parent-style-name="Text_20_body">
      <style:text-properties officeooo:paragraph-rsid="0927ae61" fo:background-color="transparent"/>
    </style:style>
    <style:style style:name="P48" style:family="paragraph" style:parent-style-name="Text_20_body">
      <style:text-properties officeooo:paragraph-rsid="09e81c6e"/>
    </style:style>
    <style:style style:name="P49" style:family="paragraph" style:parent-style-name="Text_20_body">
      <style:text-properties officeooo:paragraph-rsid="0a1799bb"/>
    </style:style>
    <style:style style:name="P50" style:family="paragraph" style:parent-style-name="Text_20_body">
      <style:text-properties officeooo:paragraph-rsid="0a183314"/>
    </style:style>
    <style:style style:name="P51" style:family="paragraph" style:parent-style-name="Text_20_body">
      <style:text-properties officeooo:paragraph-rsid="0a1a78c5"/>
    </style:style>
    <style:style style:name="P52" style:family="paragraph" style:parent-style-name="Text_20_body">
      <style:text-properties officeooo:rsid="0a1ad821" officeooo:paragraph-rsid="0a1ad821"/>
    </style:style>
    <style:style style:name="P53" style:family="paragraph" style:parent-style-name="Text_20_body">
      <style:text-properties officeooo:rsid="0a1ad821" officeooo:paragraph-rsid="0a359ced"/>
    </style:style>
    <style:style style:name="P54" style:family="paragraph" style:parent-style-name="Text_20_body">
      <style:text-properties officeooo:paragraph-rsid="0a1eb5ab"/>
    </style:style>
    <style:style style:name="P55" style:family="paragraph" style:parent-style-name="Text_20_body">
      <style:text-properties officeooo:paragraph-rsid="0a2191a7"/>
    </style:style>
    <style:style style:name="P56" style:family="paragraph" style:parent-style-name="Text_20_body">
      <style:text-properties officeooo:paragraph-rsid="0a239d98"/>
    </style:style>
    <style:style style:name="P57" style:family="paragraph" style:parent-style-name="Text_20_body">
      <style:text-properties officeooo:paragraph-rsid="0a270084"/>
    </style:style>
    <style:style style:name="P58" style:family="paragraph" style:parent-style-name="Text_20_body">
      <style:text-properties officeooo:paragraph-rsid="0a295b8a"/>
    </style:style>
    <style:style style:name="P59" style:family="paragraph" style:parent-style-name="Text_20_body">
      <style:text-properties officeooo:paragraph-rsid="08545876"/>
    </style:style>
    <style:style style:name="P60" style:family="paragraph" style:parent-style-name="Text_20_body">
      <style:text-properties officeooo:rsid="0a4e35f1" officeooo:paragraph-rsid="0a4e35f1"/>
    </style:style>
    <style:style style:name="P61" style:family="paragraph" style:parent-style-name="Text_20_body">
      <style:text-properties officeooo:paragraph-rsid="0a5f67e0"/>
    </style:style>
    <style:style style:name="P62" style:family="paragraph" style:parent-style-name="Title">
      <style:paragraph-properties fo:break-before="page"/>
      <style:text-properties officeooo:rsid="066d351d" officeooo:paragraph-rsid="066d351d"/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6" style:family="paragraph" style:parent-style-name="Text_20_body">
      <style:text-properties fo:font-weight="normal" officeooo:rsid="0996a928" officeooo:paragraph-rsid="099b84c7" style:font-weight-asian="normal" style:font-weight-complex="normal"/>
    </style:style>
    <style:style style:name="P67" style:family="paragraph" style:parent-style-name="Text_20_body" style:list-style-name="L1">
      <style:text-properties officeooo:rsid="096552c2" officeooo:paragraph-rsid="09a53460"/>
    </style:style>
    <style:style style:name="P68" style:family="paragraph" style:parent-style-name="Text_20_body" style:list-style-name="L1">
      <style:text-properties officeooo:rsid="096552c2" officeooo:paragraph-rsid="0985f7b6"/>
    </style:style>
    <style:style style:name="P69" style:family="paragraph" style:parent-style-name="Text_20_body" style:list-style-name="L1">
      <style:text-properties officeooo:rsid="09666f0f" officeooo:paragraph-rsid="0985f7b6"/>
    </style:style>
    <style:style style:name="P70" style:family="paragraph" style:parent-style-name="Text_20_body" style:list-style-name="L1">
      <style:text-properties officeooo:rsid="09666f0f" officeooo:paragraph-rsid="09a53460"/>
    </style:style>
    <style:style style:name="P71" style:family="paragraph" style:parent-style-name="Text_20_body" style:list-style-name="L2">
      <style:text-properties officeooo:rsid="096c9587" officeooo:paragraph-rsid="096f65a8"/>
    </style:style>
    <style:style style:name="P72" style:family="paragraph" style:parent-style-name="Text_20_body" style:list-style-name="L2">
      <style:text-properties officeooo:rsid="096c9587" officeooo:paragraph-rsid="096c9587"/>
    </style:style>
    <style:style style:name="P73" style:family="paragraph" style:parent-style-name="Text_20_body" style:list-style-name="L2">
      <style:text-properties officeooo:rsid="096c9587" officeooo:paragraph-rsid="09805c26"/>
    </style:style>
    <style:style style:name="P74" style:family="paragraph" style:parent-style-name="Text_20_body" style:list-style-name="L2">
      <style:text-properties officeooo:rsid="096c9587" officeooo:paragraph-rsid="09820d38"/>
    </style:style>
    <style:style style:name="P75" style:family="paragraph" style:parent-style-name="Text_20_body" style:list-style-name="L2">
      <style:text-properties officeooo:rsid="096f65a8" officeooo:paragraph-rsid="096f65a8"/>
    </style:style>
    <style:style style:name="P76" style:family="paragraph" style:parent-style-name="Text_20_body" style:list-style-name="L2">
      <style:text-properties officeooo:rsid="09775743" officeooo:paragraph-rsid="0983b5d6"/>
    </style:style>
    <style:style style:name="P77" style:family="paragraph" style:parent-style-name="Text_20_body" style:list-style-name="L3">
      <style:text-properties officeooo:rsid="080fb909" officeooo:paragraph-rsid="09bb3628"/>
    </style:style>
    <style:style style:name="P78" style:family="paragraph" style:parent-style-name="Text_20_body" style:list-style-name="L3">
      <style:text-properties officeooo:rsid="09f1350e" officeooo:paragraph-rsid="09f1350e"/>
    </style:style>
    <style:style style:name="P79" style:family="paragraph" style:parent-style-name="Text_20_body" style:list-style-name="L3">
      <style:text-properties officeooo:rsid="09f1350e" officeooo:paragraph-rsid="09f22bcd"/>
    </style:style>
    <style:style style:name="P80" style:family="paragraph" style:parent-style-name="Text_20_body" style:list-style-name="L3">
      <style:text-properties officeooo:rsid="08125cde" officeooo:paragraph-rsid="09c018e8"/>
    </style:style>
    <style:style style:name="P81" style:family="paragraph" style:parent-style-name="Text_20_body" style:list-style-name="L3">
      <style:text-properties officeooo:rsid="08125cde" officeooo:paragraph-rsid="09c2dc7f"/>
    </style:style>
    <style:style style:name="P82" style:family="paragraph" style:parent-style-name="Text_20_body" style:list-style-name="L3">
      <style:text-properties officeooo:rsid="0820046b" officeooo:paragraph-rsid="09c633fd"/>
    </style:style>
    <style:style style:name="P83" style:family="paragraph" style:parent-style-name="Text_20_body" style:list-style-name="L3">
      <style:text-properties officeooo:rsid="08463f40" officeooo:paragraph-rsid="09ca2dea"/>
    </style:style>
    <style:style style:name="P84" style:family="paragraph" style:parent-style-name="Text_20_body" style:list-style-name="L3">
      <style:text-properties officeooo:rsid="08463f40" officeooo:paragraph-rsid="09ce6e75"/>
    </style:style>
    <style:style style:name="P85" style:family="paragraph" style:parent-style-name="Text_20_body" style:list-style-name="L4">
      <style:text-properties officeooo:rsid="08fe70fe" officeooo:paragraph-rsid="08fe70fe"/>
    </style:style>
    <style:style style:name="P86" style:family="paragraph" style:parent-style-name="Text_20_body" style:list-style-name="L4">
      <style:text-properties officeooo:rsid="08fe70fe" officeooo:paragraph-rsid="09079963"/>
    </style:style>
    <style:style style:name="P87" style:family="paragraph" style:parent-style-name="Text_20_body" style:list-style-name="L5">
      <style:text-properties officeooo:rsid="0928faed" officeooo:paragraph-rsid="0928faed" fo:background-color="transparent"/>
    </style:style>
    <style:style style:name="P88" style:family="paragraph" style:parent-style-name="Text_20_body" style:list-style-name="L5">
      <style:text-properties officeooo:rsid="0928faed" officeooo:paragraph-rsid="09f98b78" fo:background-color="transparent"/>
    </style:style>
    <style:style style:name="P89" style:family="paragraph" style:parent-style-name="Text_20_body" style:list-style-name="L5">
      <style:text-properties officeooo:rsid="0928faed" officeooo:paragraph-rsid="09f98b78"/>
    </style:style>
    <style:style style:name="P90" style:family="paragraph" style:parent-style-name="Text_20_body">
      <style:text-properties officeooo:rsid="09e0efb1" officeooo:paragraph-rsid="0a295b8a"/>
    </style:style>
    <style:style style:name="P91" style:family="paragraph" style:parent-style-name="Text_20_body" style:list-style-name="L6">
      <style:text-properties officeooo:rsid="083e3677" officeooo:paragraph-rsid="08350cc8"/>
    </style:style>
    <style:style style:name="P92" style:family="paragraph" style:parent-style-name="Text_20_body" style:list-style-name="L6">
      <style:text-properties officeooo:rsid="08738dab" officeooo:paragraph-rsid="08350cc8"/>
    </style:style>
    <style:style style:name="P93" style:family="paragraph" style:parent-style-name="Text_20_body" style:list-style-name="L7">
      <style:text-properties officeooo:rsid="089c1645" officeooo:paragraph-rsid="089d3866"/>
    </style:style>
    <style:style style:name="P94" style:family="paragraph" style:parent-style-name="Text_20_body" style:list-style-name="L7">
      <style:text-properties officeooo:rsid="089c1645" officeooo:paragraph-rsid="08cfbc56"/>
    </style:style>
    <style:style style:name="P95" style:family="paragraph" style:parent-style-name="Text_20_body" style:list-style-name="L7">
      <style:text-properties officeooo:rsid="089c1645" officeooo:paragraph-rsid="08d24ee2"/>
    </style:style>
    <style:style style:name="P96" style:family="paragraph" style:parent-style-name="Text_20_body">
      <style:text-properties officeooo:rsid="085e8a9d" officeooo:paragraph-rsid="0a4e35f1"/>
    </style:style>
    <style:style style:name="P97" style:family="paragraph" style:parent-style-name="Text_20_body" style:list-style-name="L7">
      <style:text-properties officeooo:rsid="0866a98c" officeooo:paragraph-rsid="0a4e35f1"/>
    </style:style>
    <style:style style:name="P98" style:family="paragraph" style:parent-style-name="Text_20_body" style:list-style-name="L7">
      <style:text-properties officeooo:rsid="086899d4" officeooo:paragraph-rsid="0a4e35f1"/>
    </style:style>
    <style:style style:name="P99" style:family="paragraph" style:parent-style-name="Text_20_body" style:list-style-name="L7">
      <style:text-properties officeooo:rsid="0a5619a9" officeooo:paragraph-rsid="0a5619a9"/>
    </style:style>
    <style:style style:name="P100" style:family="paragraph" style:parent-style-name="Text_20_body" style:list-style-name="L7">
      <style:text-properties officeooo:rsid="0a5619a9" officeooo:paragraph-rsid="0a591c27"/>
    </style:style>
    <style:style style:name="P101" style:family="paragraph" style:parent-style-name="Text_20_body" style:list-style-name="L7">
      <style:text-properties officeooo:rsid="0a5a6dcd" officeooo:paragraph-rsid="0a5a6dcd"/>
    </style:style>
    <style:style style:name="P102" style:family="paragraph" style:parent-style-name="Heading_20_2">
      <style:text-properties officeooo:paragraph-rsid="09e81c6e"/>
    </style:style>
    <style:style style:name="P103" style:family="paragraph" style:parent-style-name="Heading_20_2">
      <style:text-properties officeooo:rsid="08463f40" officeooo:paragraph-rsid="08f6b577"/>
    </style:style>
    <style:style style:name="P104" style:family="paragraph" style:parent-style-name="Heading_20_2">
      <style:text-properties officeooo:rsid="0923dc9a" officeooo:paragraph-rsid="0923dc9a" fo:background-color="transparent"/>
    </style:style>
    <style:style style:name="P105" style:family="paragraph" style:parent-style-name="Heading_20_2">
      <style:text-properties officeooo:rsid="09e0efb1" officeooo:paragraph-rsid="09e0efb1"/>
    </style:style>
    <style:style style:name="P106" style:family="paragraph" style:parent-style-name="Heading_20_2">
      <style:text-properties officeooo:rsid="08a2fac1" officeooo:paragraph-rsid="08d14859"/>
    </style:style>
    <style:style style:name="P107" style:family="paragraph" style:parent-style-name="Heading_20_2">
      <style:text-properties officeooo:rsid="092f9353" officeooo:paragraph-rsid="092f9353"/>
    </style:style>
    <style:style style:name="P108" style:family="paragraph" style:parent-style-name="Heading_20_1" style:list-style-name=""/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paragraph-properties fo:break-before="page"/>
      <style:text-properties officeooo:rsid="07ffc81d" officeooo:paragraph-rsid="07ffc81d"/>
    </style:style>
    <style:style style:name="T1" style:family="text">
      <style:text-properties officeooo:rsid="0801f904"/>
    </style:style>
    <style:style style:name="T2" style:family="text">
      <style:text-properties officeooo:rsid="08033531"/>
    </style:style>
    <style:style style:name="T3" style:family="text">
      <style:text-properties officeooo:rsid="08045671"/>
    </style:style>
    <style:style style:name="T4" style:family="text">
      <style:text-properties officeooo:rsid="08125cde"/>
    </style:style>
    <style:style style:name="T5" style:family="text">
      <style:text-properties officeooo:rsid="0813426d"/>
    </style:style>
    <style:style style:name="T6" style:family="text">
      <style:text-properties officeooo:rsid="0814178b"/>
    </style:style>
    <style:style style:name="T7" style:family="text">
      <style:text-properties officeooo:rsid="081702be"/>
    </style:style>
    <style:style style:name="T8" style:family="text">
      <style:text-properties officeooo:rsid="08263be4"/>
    </style:style>
    <style:style style:name="T9" style:family="text">
      <style:text-properties officeooo:rsid="08277c1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81702be" style:font-weight-asian="bold" style:font-weight-complex="bold"/>
    </style:style>
    <style:style style:name="T12" style:family="text">
      <style:text-properties fo:font-weight="bold" officeooo:rsid="08263be4" style:font-weight-asian="bold" style:font-weight-complex="bold"/>
    </style:style>
    <style:style style:name="T13" style:family="text">
      <style:text-properties fo:font-weight="bold" officeooo:rsid="08277c1e" style:font-weight-asian="bold" style:font-weight-complex="bold"/>
    </style:style>
    <style:style style:name="T14" style:family="text">
      <style:text-properties fo:font-weight="bold" officeooo:rsid="0843eb0e" style:font-weight-asian="bold" style:font-weight-complex="bold"/>
    </style:style>
    <style:style style:name="T15" style:family="text">
      <style:text-properties fo:font-weight="bold" officeooo:rsid="085ad504" style:font-weight-asian="bold" style:font-weight-complex="bold"/>
    </style:style>
    <style:style style:name="T16" style:family="text">
      <style:text-properties fo:font-weight="bold" officeooo:rsid="0801f904" style:font-weight-asian="bold" style:font-weight-complex="bold"/>
    </style:style>
    <style:style style:name="T17" style:family="text">
      <style:text-properties fo:font-weight="bold" officeooo:rsid="097957eb" style:font-weight-asian="bold" style:font-weight-complex="bold"/>
    </style:style>
    <style:style style:name="T18" style:family="text">
      <style:text-properties fo:font-weight="bold" officeooo:rsid="098b9d5e" style:font-weight-asian="bold" style:font-weight-complex="bold"/>
    </style:style>
    <style:style style:name="T19" style:family="text">
      <style:text-properties fo:font-weight="bold" officeooo:rsid="098e87d0" style:font-weight-asian="bold" style:font-weight-complex="bold"/>
    </style:style>
    <style:style style:name="T20" style:family="text">
      <style:text-properties fo:font-weight="bold" officeooo:rsid="098efbdb" style:font-weight-asian="bold" style:font-weight-complex="bold"/>
    </style:style>
    <style:style style:name="T21" style:family="text">
      <style:text-properties fo:font-weight="bold" officeooo:rsid="0992ee01" style:font-weight-asian="bold" style:font-weight-complex="bold"/>
    </style:style>
    <style:style style:name="T22" style:family="text">
      <style:text-properties fo:font-weight="bold" officeooo:rsid="0996a928" style:font-weight-asian="bold" style:font-weight-complex="bold"/>
    </style:style>
    <style:style style:name="T23" style:family="text">
      <style:text-properties fo:font-weight="bold" officeooo:rsid="0a04a7de" style:font-weight-asian="bold" style:font-weight-complex="bold"/>
    </style:style>
    <style:style style:name="T24" style:family="text">
      <style:text-properties fo:font-weight="bold" officeooo:rsid="0a270084" style:font-weight-asian="bold" style:font-weight-complex="bold"/>
    </style:style>
    <style:style style:name="T25" style:family="text">
      <style:text-properties fo:font-weight="bold" officeooo:rsid="0a359ced" style:font-weight-asian="bold" style:font-weight-complex="bold"/>
    </style:style>
    <style:style style:name="T26" style:family="text">
      <style:text-properties fo:font-weight="bold" officeooo:rsid="08738dab" style:font-weight-asian="bold" style:font-weight-complex="bold"/>
    </style:style>
    <style:style style:name="T27" style:family="text">
      <style:text-properties officeooo:rsid="0830470e"/>
    </style:style>
    <style:style style:name="T28" style:family="text">
      <style:text-properties officeooo:rsid="08326b54"/>
    </style:style>
    <style:style style:name="T29" style:family="text">
      <style:text-properties officeooo:rsid="083f46cd"/>
    </style:style>
    <style:style style:name="T30" style:family="text">
      <style:text-properties officeooo:rsid="08521cdd"/>
    </style:style>
    <style:style style:name="T31" style:family="text">
      <style:text-properties officeooo:rsid="08525322"/>
    </style:style>
    <style:style style:name="T32" style:family="text">
      <style:text-properties officeooo:rsid="08575f01"/>
    </style:style>
    <style:style style:name="T33" style:family="text">
      <style:text-properties officeooo:rsid="08592e9d"/>
    </style:style>
    <style:style style:name="T34" style:family="text">
      <style:text-properties officeooo:rsid="085e8a9d"/>
    </style:style>
    <style:style style:name="T35" style:family="text">
      <style:text-properties officeooo:rsid="0869c9dc"/>
    </style:style>
    <style:style style:name="T36" style:family="text">
      <style:text-properties officeooo:rsid="086e10eb"/>
    </style:style>
    <style:style style:name="T37" style:family="text">
      <style:text-properties officeooo:rsid="08738dab"/>
    </style:style>
    <style:style style:name="T38" style:family="text">
      <style:text-properties officeooo:rsid="087dec28"/>
    </style:style>
    <style:style style:name="T39" style:family="text">
      <style:text-properties officeooo:rsid="08885c48"/>
    </style:style>
    <style:style style:name="T40" style:family="text">
      <style:text-properties officeooo:rsid="088c9d62"/>
    </style:style>
    <style:style style:name="T41" style:family="text">
      <style:text-properties officeooo:rsid="089c1645"/>
    </style:style>
    <style:style style:name="T42" style:family="text">
      <style:text-properties officeooo:rsid="08bee0af"/>
    </style:style>
    <style:style style:name="T43" style:family="text">
      <style:text-properties officeooo:rsid="08d14859"/>
    </style:style>
    <style:style style:name="T44" style:family="text">
      <style:text-properties officeooo:rsid="08d34e63"/>
    </style:style>
    <style:style style:name="T45" style:family="text">
      <style:text-properties officeooo:rsid="08daf8fb"/>
    </style:style>
    <style:style style:name="T46" style:family="text">
      <style:text-properties officeooo:rsid="08e07d3e"/>
    </style:style>
    <style:style style:name="T47" style:family="text">
      <style:text-properties officeooo:rsid="08eccc56"/>
    </style:style>
    <style:style style:name="T48" style:family="text">
      <style:text-properties officeooo:rsid="08ef8300"/>
    </style:style>
    <style:style style:name="T49" style:family="text">
      <style:text-properties officeooo:rsid="08f998eb"/>
    </style:style>
    <style:style style:name="T50" style:family="text">
      <style:text-properties officeooo:rsid="0900322c"/>
    </style:style>
    <style:style style:name="T51" style:family="text">
      <style:text-properties officeooo:rsid="0903e3e8"/>
    </style:style>
    <style:style style:name="T52" style:family="text">
      <style:text-properties officeooo:rsid="0905b04f"/>
    </style:style>
    <style:style style:name="T53" style:family="text">
      <style:text-properties officeooo:rsid="09079963"/>
    </style:style>
    <style:style style:name="T54" style:family="text">
      <style:text-properties officeooo:rsid="090a0b35"/>
    </style:style>
    <style:style style:name="T55" style:family="text">
      <style:text-properties officeooo:rsid="090eb93f"/>
    </style:style>
    <style:style style:name="T56" style:family="text">
      <style:text-properties officeooo:rsid="0912ffd8"/>
    </style:style>
    <style:style style:name="T57" style:family="text">
      <style:text-properties officeooo:rsid="0915f843"/>
    </style:style>
    <style:style style:name="T58" style:family="text">
      <style:text-properties officeooo:rsid="09165893"/>
    </style:style>
    <style:style style:name="T59" style:family="text">
      <style:text-properties officeooo:rsid="0927ae61"/>
    </style:style>
    <style:style style:name="T60" style:family="text">
      <style:text-properties officeooo:rsid="092fadc5"/>
    </style:style>
    <style:style style:name="T61" style:family="text">
      <style:text-properties officeooo:rsid="093461c5"/>
    </style:style>
    <style:style style:name="T62" style:family="text">
      <style:text-properties officeooo:rsid="093b0760"/>
    </style:style>
    <style:style style:name="T63" style:family="text">
      <style:text-properties officeooo:rsid="093f8d7e"/>
    </style:style>
    <style:style style:name="T64" style:family="text">
      <style:text-properties officeooo:rsid="096552c2"/>
    </style:style>
    <style:style style:name="T65" style:family="text">
      <style:text-properties officeooo:rsid="09666f0f"/>
    </style:style>
    <style:style style:name="T66" style:family="text">
      <style:text-properties officeooo:rsid="096c39d1"/>
    </style:style>
    <style:style style:name="T67" style:family="text">
      <style:text-properties officeooo:rsid="096c9587"/>
    </style:style>
    <style:style style:name="T68" style:family="text">
      <style:text-properties officeooo:rsid="096f65a8"/>
    </style:style>
    <style:style style:name="T69" style:family="text">
      <style:text-properties officeooo:rsid="0972270d"/>
    </style:style>
    <style:style style:name="T70" style:family="text">
      <style:text-properties officeooo:rsid="09763620"/>
    </style:style>
    <style:style style:name="T71" style:family="text">
      <style:text-properties officeooo:rsid="09766c28"/>
    </style:style>
    <style:style style:name="T72" style:family="text">
      <style:text-properties officeooo:rsid="097ee12b"/>
    </style:style>
    <style:style style:name="T73" style:family="text">
      <style:text-properties officeooo:rsid="098b9d5e"/>
    </style:style>
    <style:style style:name="T74" style:family="text">
      <style:text-properties fo:font-weight="normal" officeooo:rsid="098b9d5e" style:font-weight-asian="normal" style:font-weight-complex="normal"/>
    </style:style>
    <style:style style:name="T75" style:family="text">
      <style:text-properties fo:font-weight="normal" officeooo:rsid="098e87d0" style:font-weight-asian="normal" style:font-weight-complex="normal"/>
    </style:style>
    <style:style style:name="T76" style:family="text">
      <style:text-properties fo:font-weight="normal" officeooo:rsid="098efbdb" style:font-weight-asian="normal" style:font-weight-complex="normal"/>
    </style:style>
    <style:style style:name="T77" style:family="text">
      <style:text-properties fo:font-weight="normal" officeooo:rsid="0995289e" style:font-weight-asian="normal" style:font-weight-complex="normal"/>
    </style:style>
    <style:style style:name="T78" style:family="text">
      <style:text-properties fo:font-weight="normal" officeooo:rsid="0996a928" style:font-weight-asian="normal" style:font-weight-complex="normal"/>
    </style:style>
    <style:style style:name="T79" style:family="text">
      <style:text-properties officeooo:rsid="098efbdb"/>
    </style:style>
    <style:style style:name="T80" style:family="text">
      <style:text-properties officeooo:rsid="09a53460"/>
    </style:style>
    <style:style style:name="T81" style:family="text">
      <style:text-properties officeooo:rsid="09be3276"/>
    </style:style>
    <style:style style:name="T82" style:family="text">
      <style:text-properties officeooo:rsid="09c018e8"/>
    </style:style>
    <style:style style:name="T83" style:family="text">
      <style:text-properties officeooo:rsid="09e0efb1"/>
    </style:style>
    <style:style style:name="T84" style:family="text">
      <style:text-properties fo:background-color="transparent" loext:char-shading-value="0"/>
    </style:style>
    <style:style style:name="T85" style:family="text">
      <style:text-properties officeooo:rsid="093461c5" fo:background-color="transparent" loext:char-shading-value="0"/>
    </style:style>
    <style:style style:name="T86" style:family="text">
      <style:text-properties officeooo:rsid="09e36e0a"/>
    </style:style>
    <style:style style:name="T87" style:family="text">
      <style:text-properties officeooo:rsid="09e4eb7a"/>
    </style:style>
    <style:style style:name="T88" style:family="text">
      <style:text-properties officeooo:rsid="09fc6f6e"/>
    </style:style>
    <style:style style:name="T89" style:family="text">
      <style:text-properties officeooo:rsid="09ff1fdb"/>
    </style:style>
    <style:style style:name="T90" style:family="text">
      <style:text-properties officeooo:rsid="0a04a7de"/>
    </style:style>
    <style:style style:name="T91" style:family="text">
      <style:text-properties officeooo:rsid="0a1799bb"/>
    </style:style>
    <style:style style:name="T92" style:family="text">
      <style:text-properties officeooo:rsid="0a183314"/>
    </style:style>
    <style:style style:name="T93" style:family="text">
      <style:text-properties officeooo:rsid="0a1eb5ab"/>
    </style:style>
    <style:style style:name="T94" style:family="text">
      <style:text-properties officeooo:rsid="0a237bb9"/>
    </style:style>
    <style:style style:name="T95" style:family="text">
      <style:text-properties officeooo:rsid="0a25a7bb"/>
    </style:style>
    <style:style style:name="T96" style:family="text">
      <style:text-properties officeooo:rsid="0a27d4a0"/>
    </style:style>
    <style:style style:name="T97" style:family="text">
      <style:text-properties officeooo:rsid="0a295b8a"/>
    </style:style>
    <style:style style:name="T98" style:family="text">
      <style:text-properties officeooo:rsid="0a525048"/>
    </style:style>
    <style:style style:name="T99" style:family="text">
      <style:text-properties officeooo:rsid="0a591c27"/>
    </style:style>
    <style:style style:name="T100" style:family="text">
      <style:text-properties officeooo:rsid="0a5d8438"/>
    </style:style>
    <style:style style:name="T101" style:family="text">
      <style:text-properties officeooo:rsid="0a65f0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text:p text:style-name="P62"><text:bookmark-start text:name="__RefHeading___Toc365_76940940"/>ПК АРМ<text:bookmark-end text:name="__RefHeading___Toc365_76940940"/></text:p>
      <text:p text:style-name="P2"><text:span text:style-name="T101">Система межпроцессного взаимодействия I</text:span>IPC.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4"><text:a xlink:type="simple" xlink:href="#__RefHeading___Toc265_358632222" text:style-name="Index_20_Link" text:visited-style-name="Index_20_Link"><text:s/>1.Назначение IIPC-сервера<text:tab/>2</text:a></text:p>
          <text:p text:style-name="P64"><text:a xlink:type="simple" xlink:href="#__RefHeading___Toc4654_441180027" text:style-name="Index_20_Link" text:visited-style-name="Index_20_Link"><text:s/>2.Модель обмена сообщениями<text:tab/>2</text:a></text:p>
          <text:p text:style-name="P63"><text:a xlink:type="simple" xlink:href="#__RefHeading___Toc4565_441180027" text:style-name="Index_20_Link" text:visited-style-name="Index_20_Link"><text:s/>2.1Адресация сообщений<text:tab/>3</text:a></text:p>
          <text:p text:style-name="P63"><text:a xlink:type="simple" xlink:href="#__RefHeading___Toc4567_441180027" text:style-name="Index_20_Link" text:visited-style-name="Index_20_Link"><text:s/>2.2Подтверждение сообщений<text:tab/>4</text:a></text:p>
          <text:p text:style-name="P63"><text:a xlink:type="simple" xlink:href="#__RefHeading___Toc5377_441180027" text:style-name="Index_20_Link" text:visited-style-name="Index_20_Link"><text:s/>2.3Демон RemoteIIPC<text:tab/>4</text:a></text:p>
          <text:p text:style-name="P63"><text:a xlink:type="simple" xlink:href="#__RefHeading___Toc779_1650608565" text:style-name="Index_20_Link" text:visited-style-name="Index_20_Link"><text:s/>2.4Флаг режима передачи сообщения<text:tab/>4</text:a></text:p>
          <text:p text:style-name="P63"><text:a xlink:type="simple" xlink:href="#__RefHeading___Toc4396_441180027" text:style-name="Index_20_Link" text:visited-style-name="Index_20_Link"><text:s/>2.5Область видимости сокетов<text:tab/>4</text:a></text:p>
          <text:p text:style-name="P63"><text:a xlink:type="simple" xlink:href="#__RefHeading___Toc369_261296810" text:style-name="Index_20_Link" text:visited-style-name="Index_20_Link"><text:s/>2.6Форматы данных<text:tab/>5</text:a></text:p>
          <text:p text:style-name="P63"><text:a xlink:type="simple" xlink:href="#__RefHeading___Toc373_261296810" text:style-name="Index_20_Link" text:visited-style-name="Index_20_Link"><text:s/>2.7Обобщенная схема обмена сообщениями<text:tab/>5</text:a></text:p>
          <text:p text:style-name="P63"><text:a xlink:type="simple" xlink:href="#__RefHeading___Toc5565_441180027" text:style-name="Index_20_Link" text:visited-style-name="Index_20_Link"><text:s/>2.8Обмен данными в различных режимах<text:tab/>6</text:a></text:p>
          <text:p text:style-name="P65"><text:a xlink:type="simple" xlink:href="#__RefHeading___Toc5595_441180027" text:style-name="Index_20_Link" text:visited-style-name="Index_20_Link"><text:s/>2.8.1.Обмен между локальным источником и локальным приемником данных<text:tab/>6</text:a></text:p>
          <text:p text:style-name="P65"><text:a xlink:type="simple" xlink:href="#__RefHeading___Toc5597_441180027" text:style-name="Index_20_Link" text:visited-style-name="Index_20_Link"><text:s/>2.8.2.Обмен между локальным источником и удаленным приемником данных<text:tab/>7</text:a></text:p>
          <text:p text:style-name="P65"><text:a xlink:type="simple" xlink:href="#__RefHeading___Toc375_261296810" text:style-name="Index_20_Link" text:visited-style-name="Index_20_Link"><text:s/>2.8.3.Широковещательный обмен данными<text:tab/>7</text:a></text:p>
          <text:p text:style-name="P65"><text:a xlink:type="simple" xlink:href="#__RefHeading___Toc377_261296810" text:style-name="Index_20_Link" text:visited-style-name="Index_20_Link"><text:s/>2.8.4.Широковещательный локальный обмен данными<text:tab/>7</text:a></text:p>
          <text:p text:style-name="P65"><text:a xlink:type="simple" xlink:href="#__RefHeading___Toc379_261296810" text:style-name="Index_20_Link" text:visited-style-name="Index_20_Link"><text:s/>2.8.5.Прием данных по подписке<text:tab/>7</text:a></text:p>
          <text:p text:style-name="P64"><text:a xlink:type="simple" xlink:href="#__RefHeading___Toc1526_261296810" text:style-name="Index_20_Link" text:visited-style-name="Index_20_Link"><text:s/>3.Демон RemoteIIPC<text:tab/>8</text:a></text:p>
          <text:p text:style-name="P63"><text:a xlink:type="simple" xlink:href="#__RefHeading___Toc1528_261296810" text:style-name="Index_20_Link" text:visited-style-name="Index_20_Link"><text:s/>3.1Назначение и функции<text:tab/>8</text:a></text:p>
          <text:p text:style-name="P63"><text:a xlink:type="simple" xlink:href="#__RefHeading___Toc702_1650608565" text:style-name="Index_20_Link" text:visited-style-name="Index_20_Link"><text:s/>3.2Режим удаленного обмена сообщениями<text:tab/>8</text:a></text:p>
          <text:p text:style-name="P63"><text:a xlink:type="simple" xlink:href="#__RefHeading___Toc704_1650608565" text:style-name="Index_20_Link" text:visited-style-name="Index_20_Link"><text:s/>3.3Режим локального широковещательного обмена сообщениями<text:tab/>8</text:a></text:p>
          <text:p text:style-name="P63"><text:a xlink:type="simple" xlink:href="#__RefHeading___Toc706_1650608565" text:style-name="Index_20_Link" text:visited-style-name="Index_20_Link"><text:s/>3.4Режим широковещательного обмена сообщениями<text:tab/>8</text:a></text:p>
          <text:p text:style-name="P63"><text:a xlink:type="simple" xlink:href="#__RefHeading___Toc708_1650608565" text:style-name="Index_20_Link" text:visited-style-name="Index_20_Link"><text:s/>3.5Режим обмена сообщениями по подписке<text:tab/>9</text:a></text:p>
          <text:p text:style-name="P63"><text:a xlink:type="simple" xlink:href="#__RefHeading___Toc4398_441180027" text:style-name="Index_20_Link" text:visited-style-name="Index_20_Link"><text:s/>3.6Управление областью видимости сокетов<text:tab/>9</text:a></text:p>
          <text:p text:style-name="P65"><text:a xlink:type="simple" xlink:href="#__RefHeading___Toc4481_441180027" text:style-name="Index_20_Link" text:visited-style-name="Index_20_Link"><text:s/>3.6.1.Локальная область видимости<text:tab/>9</text:a></text:p>
          <text:p text:style-name="P65"><text:a xlink:type="simple" xlink:href="#__RefHeading___Toc4483_441180027" text:style-name="Index_20_Link" text:visited-style-name="Index_20_Link"><text:s/>3.6.2.Область ближайшей видимости<text:tab/>9</text:a></text:p>
          <text:p text:style-name="P65"><text:a xlink:type="simple" xlink:href="#__RefHeading___Toc4485_441180027" text:style-name="Index_20_Link" text:visited-style-name="Index_20_Link"><text:s/>3.6.3.Область полностью видимых сокетов<text:tab/>10</text:a></text:p>
          <text:p text:style-name="P65"><text:a xlink:type="simple" xlink:href="#__RefHeading___Toc4487_441180027" text:style-name="Index_20_Link" text:visited-style-name="Index_20_Link"><text:s/>3.6.4.Определяемая списком область видимости<text:tab/>10</text:a></text:p>
        </text:index-body>
      </text:table-of-content>
      <text:p text:style-name="P3"/>
      <text:h text:style-name="P110" text:outline-level="1"><text:bookmark-start text:name="__RefHeading___Toc265_358632222"/>Назначение <text:span text:style-name="T1">I</text:span>IPC-сервера<text:bookmark-end text:name="__RefHeading___Toc265_358632222"/></text:h>
      <text:p text:style-name="P4"><text:tab/><text:span text:style-name="T1">IIPC сервер предназначен для осуществления обмена сообщениями между процессами.</text:span></text:p>
      <text:p text:style-name="P36"><text:tab/><text:span text:style-name="T2">Процессы могут быть локальными (т. е. выполняться на одном вычислительном устройстве) или удалёнными (т. е. выполняться на разных вычислительных устройствах)</text:span></text:p>
      <text:p text:style-name="P36"/>
      <text:p text:style-name="P37">Термины</text:p>
      <text:p text:style-name="P44"><text:tab/><text:span text:style-name="T14">Сообщение</text:span><text:span text:style-name="T7"> — единая неделимая порция данных, которой обмениваются источники и приемники данных.</text:span></text:p>
      <text:p text:style-name="P43"><text:tab/><text:span text:style-name="T11">Источник </text:span><text:span text:style-name="T16">сообщени</text:span><text:span text:style-name="T17">й</text:span><text:span text:style-name="T7"> — объект-инициатор обмена данными.</text:span></text:p>
      <text:p text:style-name="P43"><text:span text:style-name="T7"><text:tab/></text:span><text:span text:style-name="T11">Приемник </text:span><text:span text:style-name="T16">сообщени</text:span><text:span text:style-name="T17">й</text:span><text:span text:style-name="T7"> — объект, ожидающий соединения с источником данных и обмена данными.</text:span></text:p>
      <text:p text:style-name="P43"><text:tab/><text:span text:style-name="T12">Локальный <text:s/>источник </text:span><text:span text:style-name="T16">сообщени</text:span><text:span text:style-name="T17">й</text:span><text:span text:style-name="T8"> — источник данных, находящийся на одном вычислительном устройстве с приемником данных.</text:span></text:p>
      <text:p text:style-name="P43"><text:tab/><text:span text:style-name="T13">Удаленный источник </text:span><text:span text:style-name="T16">сообщени</text:span><text:span text:style-name="T17">й</text:span><text:span text:style-name="T9"> — источник данных, находящийся на <text:s/>разных вычислительных устройствах с приемником данных.</text:span></text:p>
      <text:p text:style-name="P43"><text:tab/><text:span text:style-name="T12">Локальный приемник </text:span><text:span text:style-name="T16">сообщени</text:span><text:span text:style-name="T17">й</text:span><text:span text:style-name="T8"> — источник данных, находящийся на одном вычислительном устройстве с источником данных.</text:span></text:p>
      <text:p text:style-name="P43"><text:tab/><text:span text:style-name="T13">Удаленный приемник </text:span><text:span text:style-name="T16">сообщени</text:span><text:span text:style-name="T17">й</text:span><text:span text:style-name="T9"> — источник данных, находящийся на <text:s/>разных вычислительных устройствах с источником данных.</text:span></text:p>
      <text:p text:style-name="P43"><text:tab/><text:span text:style-name="T18">Имя источника (приемника) сообщений</text:span><text:span text:style-name="T73"> — это уникальный идентификатор, позволяющий однозначно определить источник (приемник) сообщения в системе. Имя является строкой символов.</text:span></text:p>
      <text:p text:style-name="P45"><text:tab/><text:span text:style-name="T20">Имя вычислительного устройства</text:span><text:span text:style-name="T79"> — уникальный идентификатор, позволяющий однозначно определить вычислительное устройство в системе. Имя является строкой символов.</text:span></text:p>
      <text:p text:style-name="P43"><text:tab/><text:span text:style-name="T19">Локальное имя </text:span><text:span text:style-name="T18">источника (приемника) сообщений</text:span><text:span text:style-name="T74"> —</text:span><text:span text:style-name="T75"> имя, используемое для обмена </text:span><text:span text:style-name="T78">сообщениями</text:span><text:span text:style-name="T75"> </text:span><text:span text:style-name="T76">в пределах одного вычислительного устройства.</text:span></text:p>
      <text:p text:style-name="P46"><text:span text:style-name="T76"><text:tab/></text:span><text:span text:style-name="T21">Глобальное </text:span><text:span text:style-name="T19">имя </text:span><text:span text:style-name="T18">источника (приемника) сообщений</text:span><text:span text:style-name="T74"> —</text:span><text:span text:style-name="T75"> имя, используемое для обмена </text:span><text:span text:style-name="T78">сообщениями</text:span><text:span text:style-name="T75"> </text:span><text:span text:style-name="T77">с удаленными вычислительными устройствами</text:span><text:span text:style-name="T76">. </text:span><text:span text:style-name="T78">Глобальное имя имеет формат:</text:span></text:p>
      <text:p text:style-name="P66"/>
      <text:p text:style-name="P46"><text:span text:style-name="T78"><text:tab/><text:tab/><text:tab/></text:span><text:span text:style-name="T22">&lt;имя устройства&gt;.&lt;локальное имя&gt;</text:span><text:span text:style-name="T76">.</text:span></text:p>
      <text:p text:style-name="P9"/>
      <text:p text:style-name="P9"><text:tab/><text:span text:style-name="T23">Служебные сообщения</text:span><text:span text:style-name="T90"> — сообщения, которыми обмениваются источник и приемник данных для управления передачей данных. Такие сообщения являются внутрисистемными и недоступны программам пользователя.</text:span></text:p>
      <text:h text:style-name="Heading_20_1" text:outline-level="1"><text:bookmark-start text:name="__RefHeading___Toc4654_441180027"/>Модель обмена <text:span text:style-name="T66">сообщениями</text:span><text:bookmark-end text:name="__RefHeading___Toc4654_441180027"/></text:h>
      <text:p text:style-name="Text_20_body"><text:tab/><text:span text:style-name="T64">Обмен сообщениями между источником и приемником включает в себя несколько процессов:</text:span></text:p>
      <text:list xml:id="list5546416911924929220" text:style-name="L1">
        <text:list-item>
          <text:p text:style-name="P67"><text:soft-page-break/>конфигурирование области видимости сокетов <text:span text:style-name="T80">при удаленном обмене сообщениями</text:span> <text:span text:style-name="T80">(см.ниже)</text:span>;</text:p>
        </text:list-item>
        <text:list-item>
          <text:p text:style-name="P68">соединение <text:span text:style-name="T65">источника и приемника сообщений;</text:span></text:p>
        </text:list-item>
        <text:list-item>
          <text:p text:style-name="P69">собственно обмен <text:span text:style-name="T72">сообщениями</text:span>;</text:p>
        </text:list-item>
        <text:list-item>
          <text:p text:style-name="P70">разъединение источника и приемника <text:span text:style-name="T72">сообщений;</text:span></text:p>
        </text:list-item>
        <text:list-item>
          <text:p text:style-name="P70"><text:span text:style-name="T80">управление именами при удаленном обмене сообщениями</text:span>.</text:p>
        </text:list-item>
      </text:list>
      <text:p text:style-name="P38"/>
      <text:p text:style-name="P39"><text:span text:style-name="T14"><text:tab/>Сообщение</text:span><text:span text:style-name="T7"> состоит из двух частей: метаинформации и тела сообщения. Метаинформация сообщения включает в себя имя источника сообщения и имя приемника сообщения. При удаленном обмене сообщениями метаинформация изменяется.</text:span></text:p>
      <text:p text:style-name="P38"/>
      <text:p text:style-name="P40"><text:tab/><text:span text:style-name="T10">Приемник </text:span><text:span text:style-name="T16">сообщени</text:span><text:span text:style-name="T17">й</text:span> — это программный объект-сервер, <text:span text:style-name="T69">умеющий выполнять следующие функции</text:span>:</text:p>
      <text:list xml:id="list436354747224643193" text:style-name="L2">
        <text:list-item>
          <text:p text:style-name="P71">создавать локальны<text:span text:style-name="T68">й</text:span> UNIX-сокет;</text:p>
        </text:list-item>
        <text:list-item>
          <text:p text:style-name="P72">принимать множество соединений на созданный сокет;</text:p>
        </text:list-item>
        <text:list-item>
          <text:p text:style-name="P72">принимать данные из сокета и отправлять <text:span text:style-name="T72">сообщения</text:span> в сокет в заданном формате (см.ниже);</text:p>
        </text:list-item>
        <text:list-item>
          <text:p text:style-name="P75">уничтожать сокет при уничтожении программного объекта.</text:p>
        </text:list-item>
      </text:list>
      <text:p text:style-name="P41"/>
      <text:p text:style-name="P42"><text:tab/><text:span text:style-name="T10">Источник </text:span><text:span text:style-name="T16">сообщени</text:span><text:span text:style-name="T17">й</text:span> — <text:span text:style-name="T67">это программный объект-</text:span>клиент<text:span text:style-name="T67">, умеющий выполнять следующие функции:</text:span></text:p>
      <text:list xml:id="list141504813295910" text:continue-numbering="true" text:style-name="L2">
        <text:list-item>
          <text:p text:style-name="P73"><text:span text:style-name="T70">устанавливать соединение</text:span> <text:span text:style-name="T71">с заданным </text:span>UNIX-сокет<text:span text:style-name="T71">ом приемника сообщений</text:span>;</text:p>
        </text:list-item>
        <text:list-item>
          <text:p text:style-name="P74">принимать данные из сокета и отправлять <text:span text:style-name="T72">сообщения</text:span> в сокет в заданном формате (см.ниже);</text:p>
        </text:list-item>
        <text:list-item>
          <text:p text:style-name="P76">разрывать ранее установленное соединение с UNIX-сокетом сокет при уничтожении программного объекта или смене приемника сообщений.</text:p>
        </text:list-item>
      </text:list>
      <text:h text:style-name="Heading_20_2" text:outline-level="2"><text:bookmark-start text:name="__RefHeading___Toc4565_441180027"/>Адресация сообщений<text:bookmark-end text:name="__RefHeading___Toc4565_441180027"/></text:h>
      <text:list xml:id="list7324694598213283205" text:style-name="L3">
        <text:list-item>
          <text:p text:style-name="P77">Адресный о<text:span text:style-name="T4">бмен сообщениями. В этом режиме сообщение получит единственный приемник сообщений, имя которого указано в метаданных сообщения. Адресный обмен данными можно разделить на адресный локальный и адресный удаленный.</text:span></text:p>
        </text:list-item>
        <text:list-item>
          <text:p text:style-name="P78">Адресный локальный обмен сообщениями предполагает, что источник и приемник сообщений находятся на одном вычислительном устройстве.</text:p>
        </text:list-item>
        <text:list-item>
          <text:p text:style-name="P79">Адресный удаленный обмен сообщениями предполагает, что источник и приемник сообщений находятся на разнх вычислительных устройствах.</text:p>
        </text:list-item>
        <text:list-item>
          <text:p text:style-name="P80">Широковещательный обмен сообщениями. <text:span text:style-name="T6">Предполагает что </text:span>сообщени<text:span text:style-name="T81">е получат все приемники </text:span>сообщени<text:span text:style-name="T82">й, как локальные так и удаленные.</text:span></text:p>
        </text:list-item>
        <text:list-item>
          <text:p text:style-name="P81">Широковещательный <text:span text:style-name="T5">локальный </text:span>обмен сообщениями. <text:span text:style-name="T6">Предполагает что данные получат все локальные приемники </text:span>сообщени<text:span text:style-name="T82">й.</text:span></text:p>
        </text:list-item>
        <text:list-item>
          <text:p text:style-name="P82">Прием <text:span text:style-name="T4">сообщений</text:span> по подписке. <text:span text:style-name="T6">Предполагает что сообщения получат все </text:span><text:soft-page-break/><text:span text:style-name="T6">приемники сообщений, которые ранее подписались на сообщения от указанного источника данных.</text:span></text:p>
        </text:list-item>
      </text:list>
      <text:h text:style-name="Heading_20_2" text:outline-level="2"><text:bookmark-start text:name="__RefHeading___Toc4567_441180027"/>Подтверждение сообщений<text:bookmark-end text:name="__RefHeading___Toc4567_441180027"/></text:h>
      <text:list xml:id="list141505889723552" text:continue-numbering="true" text:style-name="L3">
        <text:list-item>
          <text:p text:style-name="P83">Обмен <text:span text:style-name="T4">сообщениями</text:span> с подтверждением. <text:span text:style-name="T29">Вне зависимости от способа обмена сообщениями, источник сообщений может требовать подтверждения получения сообщений приемник</text:span>о<text:span text:style-name="T29">м </text:span>или приемниками<text:span text:style-name="T29">. Если приемников несколько, то все они в ответ на подтверждаемое сообщение отправляют квитанцию-подтверждение.</text:span></text:p>
        </text:list-item>
        <text:list-item>
          <text:p text:style-name="P84">Обмен данных без подтверждения. В данном режиме, вне зависимости от способа обмена сообщениями, источник сообщений не требует подтверждения о доставке и не ждет этого подтверждения.</text:p>
        </text:list-item>
      </text:list>
      <text:h text:style-name="P102" text:outline-level="2"><text:bookmark-start text:name="__RefHeading___Toc5377_441180027"/><text:span text:style-name="T86">Д</text:span>емон RemoteIIPC<text:bookmark-end text:name="__RefHeading___Toc5377_441180027"/></text:h>
      <text:p text:style-name="P48"><text:bookmark-start text:name="__RefHeading___Toc777_1650608565"/><text:tab/><text:span text:style-name="T87">Демон RemoteIIPC является программой, управляющей обменом сообщениями во всех режимах, кроме адресного локального обмена сообщениями. Описание демона RemoteIIPC см. ниже.</text:span><text:bookmark-end text:name="__RefHeading___Toc777_1650608565"/></text:p>
      <text:p text:style-name="P30"><text:tab/><text:span text:style-name="T87">Адресный локальный обмен сообщениями предполагает, что источник сообщений непосредственно соединяется с сокетом приемника сообщений и обменивается данными напрямую, без участия демона RemoteIIPC.</text:span></text:p>
      <text:h text:style-name="P103" text:outline-level="2"><text:bookmark-start text:name="__RefHeading___Toc779_1650608565"/>Флаг <text:span text:style-name="T54">режима передачи</text:span> сообщения<text:bookmark-end text:name="__RefHeading___Toc779_1650608565"/></text:h>
      <text:p text:style-name="P27"><text:tab/><text:span text:style-name="T49">Каждому сообщению, <text:s/>присваивается флаг режима передачи сообщения, определяющий, как оно обрабатывается принимающей стороной или демоном RemoteIIPC:</text:span></text:p>
      <text:p text:style-name="P27"/>
      <text:list xml:id="list5966226311184188297" text:style-name="L4">
        <text:list-item>
          <text:p text:style-name="P85">FM_ADR<text:span text:style-name="T51">=0</text:span> — <text:span text:style-name="T53">сообщение передается в </text:span>режим<text:span text:style-name="T53">е</text:span> <text:span text:style-name="T50">адресного обмена. Адрес приемника указан в поле «адрес назначения;</text:span></text:p>
        </text:list-item>
        <text:list-item>
          <text:p text:style-name="P86">FM_<text:span text:style-name="T51">BCAST=1 </text:span>— <text:span text:style-name="T53">сообщение передается в </text:span>режим<text:span text:style-name="T53">е</text:span> <text:span text:style-name="T52">широковещательного обмена;</text:span></text:p>
        </text:list-item>
        <text:list-item>
          <text:p text:style-name="P86">FM_<text:span text:style-name="T51">BCAST_LOCAL=2 </text:span>— <text:span text:style-name="T53">сообщение передается в </text:span>режим<text:span text:style-name="T53">е</text:span> <text:span text:style-name="T53">локального широковещательного обмена;</text:span></text:p>
        </text:list-item>
        <text:list-item>
          <text:p text:style-name="P86">FM_<text:span text:style-name="T51">SUBSCRIBE=3 <text:s/></text:span>— <text:s/><text:span text:style-name="T53">сообщение передается в </text:span>режим<text:span text:style-name="T53">е приема по подписке.</text:span></text:p>
        </text:list-item>
      </text:list>
      <text:h text:style-name="P104" text:outline-level="2"><text:bookmark-start text:name="__RefHeading___Toc4396_441180027"/>Область видимости сокетов<text:bookmark-end text:name="__RefHeading___Toc4396_441180027"/></text:h>
      <text:p text:style-name="P47"><text:tab/><text:span text:style-name="T59">Сокеты могут иметь различную область видимости (управляется <text:s/>демоном RemoteIIPC):</text:span></text:p>
      <text:list xml:id="list8180917042219336607" text:style-name="L5">
        <text:list-item>
          <text:p text:style-name="P87">локальн<text:span text:style-name="T61">ая область видимости (LOCAL_VISIBLE)</text:span>;</text:p>
        </text:list-item>
        <text:list-item>
          <text:p text:style-name="P88"><text:span text:style-name="T61">ближайшая видимость (NEAR_VISIBLE)</text:span>;</text:p>
        </text:list-item>
        <text:list-item>
          <text:p text:style-name="P88"><text:span text:style-name="T61">полностью видимы (FULL_VISIBLE)</text:span>;</text:p>
        </text:list-item>
        <text:list-item>
          <text:p text:style-name="P89"><text:span text:style-name="T84">определяется списком видимости </text:span><text:span text:style-name="T85">(LIST_VISIBLE)</text:span><text:span text:style-name="T84">.</text:span></text:p>
        </text:list-item>
      </text:list>
      <text:p text:style-name="P34"/>
      <text:p text:style-name="P34"><text:soft-page-break/><text:tab/>В зависимости от области видимости сокетов возможно разграничить обмен данными, исключив лишние соединения. <text:span text:style-name="T88">Подробности см. в описании демона RemoteIIPC.</text:span></text:p>
      <text:h text:style-name="Heading_20_2" text:outline-level="2"><text:bookmark-start text:name="__RefHeading___Toc369_261296810"/>Форматы данных<text:bookmark-end text:name="__RefHeading___Toc369_261296810"/></text:h>
      <text:p text:style-name="P5"><text:tab/><text:span text:style-name="T27">Все отправляемые и принимаемые пакеты имеют формат, описанный в документе «Протокол передачи данных», глава «Формат пакета данных».</text:span></text:p>
      <text:p text:style-name="P6"><text:tab/><text:span text:style-name="T28">Документ находится по ссылке:</text:span></text:p>
      <text:p text:style-name="P6"><text:a xlink:type="simple" xlink:href="http://alfresco.incom.tomsk.ru/share/page/site/protoformats/document-details?nodeRef=workspace://SpacesStore/92e8211f-f0ab-4b7f-8172-1bbe5e775337" text:style-name="Internet_20_link" text:visited-style-name="Visited_20_Internet_20_Link"><text:span text:style-name="T28">http://alfresco.incom.tomsk.ru/share/page/site/protoformats/document-details?nodeRef=workspace://SpacesStore/92e8211f-f0ab-4b7f-8172-1bbe5e775337</text:span></text:a><text:span text:style-name="T28">.</text:span></text:p>
      <text:p text:style-name="P6"><text:tab/></text:p>
      <text:h text:style-name="P105" text:outline-level="2"><text:bookmark-start text:name="__RefHeading___Toc373_261296810"/>Обобщенная схема <text:span text:style-name="T89">обмена сообщениями</text:span><text:bookmark-end text:name="__RefHeading___Toc373_261296810"/></text:h>
      <text:p text:style-name="P58"><text:tab/><text:span text:style-name="T83">Обобщенная схема обмена сообщениями приведена на рис.</text:span><text:span text:style-name="T83"><text:sequence-ref text:reference-format="value" text:ref-name="refРис.0">1</text:sequence-ref></text:span><text:span text:style-name="T83">. Схема включает в себя два вычислительных устройства Computer1 и Computer2.</text:span></text:p>
      <text:p text:style-name="P90"><text:tab/>Пусть устройство <text:s/>Computer1 имеет имя 1, а <text:s/>устройство <text:s/>Computer2 имеет имя 2.</text:p>
      <text:p text:style-name="P58"><text:tab/><text:span text:style-name="T97">Пусть все сокеты будут иметь область видимости «полностью видимы».</text:span></text:p>
      <text:p text:style-name="P8"/>
      <text:p text:style-name="P7"><draw:frame draw:style-name="fr1" draw:name="Врезка1" text:anchor-type="paragraph" svg:width="17cm" draw:z-index="0"><draw:text-box fo:min-height="6.643cm"><text:p text:style-name="Рис."><draw:frame draw:style-name="fr2" draw:name="Изображение1" text:anchor-type="as-char" svg:width="17cm" style:rel-width="100%" svg:height="6.643cm" style:rel-height="scale" draw:z-index="1"><draw:image xlink:href="Pictures/2000015F0000675800002863EBCA0BC7ECB0727A.wmf" xlink:type="simple" xlink:show="embed" xlink:actuate="onLoad"/></draw:frame><text:line-break/>Рис. <text:sequence text:ref-name="refРис.0" text:name="Рис." text:formula="ooow:Рис.+1" style:num-format="1">1</text:sequence>: Схема адресного обмена данными</text:p></draw:text-box></draw:frame></text:p>
      <text:p text:style-name="P49"><text:tab/><text:span text:style-name="T91">На каждом из устройств имеются запущенные процессы-приемники данных Process1 — Process4 и демон <text:s/>RemoteIIPC.</text:span></text:p>
      <text:p text:style-name="P50"><text:tab/><text:span text:style-name="T92">На устройстве Computer1 демон <text:s/>RemoteIIPC запущен в режиме клиента, а на <text:s/>устройстве Computer2 демон <text:s/>RemoteIIPC запущен в режиме сервера.</text:span></text:p>
      <text:p text:style-name="P50"/>
      <text:p text:style-name="P52"><text:span text:style-name="T10">Инициализация </text:span><text:span text:style-name="T25">демона </text:span><text:span text:style-name="T26">RemoteIIPC</text:span>.</text:p>
      <text:p text:style-name="P51"><text:tab/><text:span text:style-name="T37">Во время инициализации на устройстве Computer1 демон <text:s/>RemoteIIPC соединяется с демоном RemoteIIPC на устройстве Computer2.</text:span></text:p>
      <text:p text:style-name="P55"><text:tab/><text:span text:style-name="T93">Демон RemoteIIPC ведет мониторинг сокетов на своем локальном устройстве.</text:span></text:p>
      <text:p text:style-name="P55"><text:span text:style-name="T93"><text:tab/>При появлении каждого нового сокета приемника, демон запрашивает у </text:span><text:soft-page-break/><text:span text:style-name="T93">этого приемника область видимости данного сокета. И, если сокет не является локально-видимым, то передает демону RemoteIIPC, находящемуся на удаленном устройстве, данные о вновь появившемся сокете и его области видимости.</text:span></text:p>
      <text:p text:style-name="P56"><text:tab/><text:span text:style-name="T94">При удалении сокета, не являющегося локально-видимым, демон <text:s/>RemoteIIPC так же передает демону RemoteIIPC, находящемуся на удаленном устройстве, данные о том, что данный сокет был удален.</text:span></text:p>
      <text:p text:style-name="P56"><text:tab/><text:span text:style-name="T95">Приняв информацию о появлении сокета на удаленном устройстве, демон <text:s/>RemoteIIPC создает на локальном устройстве сокет-приемник данных, имя которого формируется по правилу:</text:span></text:p>
      <text:p text:style-name="P56"><text:tab/></text:p>
      <text:p text:style-name="P57"><text:span text:style-name="T22"><text:tab/>&lt;имя </text:span><text:span text:style-name="T24">удаленного</text:span><text:span text:style-name="T22"> </text:span><text:span text:style-name="T24">устройства</text:span><text:span text:style-name="T22">&gt;.&lt;</text:span><text:span text:style-name="T24">локальное </text:span><text:span text:style-name="T22">имя </text:span><text:span text:style-name="T24">сокета</text:span><text:span text:style-name="T22">&gt;</text:span></text:p>
      <text:p text:style-name="P54"/>
      <text:p text:style-name="P54"><text:tab/><text:span text:style-name="T96">Например, на устройстве Computer1 будет создан сокет 2.Sock.Process.1, соответствующий сокету Sock.Process.1 устройстве Computer2. Аналогично создаются локально и другие сокеты, имитирующие локально сокеты приемников удаленных устройств.</text:span></text:p>
      <text:p text:style-name="P54"/>
      <text:p text:style-name="P53"><text:span text:style-name="T10">Инициализация </text:span><text:span text:style-name="T25">приемников данных.</text:span></text:p>
      <text:p text:style-name="P7"><text:tab/><text:span text:style-name="T37">Во время инициализации каждый процесс-приемник данных выполняет следующие действия:</text:span></text:p>
      <text:p text:style-name="P7"/>
      <text:list xml:id="list5941288436240374897" text:style-name="L6">
        <text:list-item>
          <text:p text:style-name="P91">создает локальный сокет с именем соответствущем имени приемника данных;</text:p>
        </text:list-item>
        <text:list-item>
          <text:p text:style-name="P92">соединяется с сокетом «BSocket» демона <text:s/>RemoteIIPC, служащим для отправки широковещательных сообщений и сообщений, принимаемых по подписке.</text:p>
        </text:list-item>
      </text:list>
      <text:p text:style-name="P7"/>
      <text:h text:style-name="Heading_20_2" text:outline-level="2"><text:bookmark-start text:name="__RefHeading___Toc5565_441180027"/>Обмен данными в различных режимах<text:bookmark-end text:name="__RefHeading___Toc5565_441180027"/></text:h>
      <text:h text:style-name="Heading_20_3" text:outline-level="3"><text:bookmark-start text:name="__RefHeading___Toc5595_441180027"/>Обмен между локальным источником и локальным приемником данных<text:bookmark-end text:name="__RefHeading___Toc5595_441180027"/></text:h>
      <text:p text:style-name="P7"><text:tab/><text:span text:style-name="T30">Локальный источник данных, при адресном обмене данными, соединяется с соответствующим сокетом приемника данных и производит обмен пакетами.</text:span></text:p>
      <text:p text:style-name="P7"><text:tab/><text:span text:style-name="T32">После установления соединения, источник данных держит это соединение неограниченно долго.</text:span><text:tab/><text:span text:style-name="T31">Соединение разрывается в следующих случаях:</text:span></text:p>
      <text:p text:style-name="P10"><text:tab/><text:span text:style-name="T33">источник данных уничтожился (завершился процесс или уничтожен программный объект-источник данных);</text:span></text:p>
      <text:p text:style-name="P59"><text:tab/><text:span text:style-name="T33">источник данных начал посылать данные другому приемнику.</text:span></text:p>
      <text:h text:style-name="Heading_20_3" text:outline-level="3"><text:bookmark-start text:name="__RefHeading___Toc5597_441180027"/><text:soft-page-break/><text:span text:style-name="T15">Обмен между локальным источником и </text:span><text:span text:style-name="T10">удаленным</text:span><text:span text:style-name="T15"> приемником данных</text:span><text:bookmark-end text:name="__RefHeading___Toc5597_441180027"/></text:h>
      <text:p text:style-name="P12"><text:tab/>При необходимости удаленного обмена данными, запускается специальный демон RemoteIIPC, который имитиру<text:span text:style-name="T34">ющий локальные сокеты.</text:span></text:p>
      <text:p text:style-name="P12"><text:tab/><text:span text:style-name="T35">Таким образом достигается то, что с точки зрения источника и приемника данных нет отличий между локальным или удаленным вычислительным устройством.</text:span></text:p>
      <text:p text:style-name="P11"><text:tab/></text:p>
      <text:h text:style-name="Heading_20_3" text:outline-level="3"><text:bookmark-start text:name="__RefHeading___Toc375_261296810"/>Широковещательный обмен данными<text:bookmark-end text:name="__RefHeading___Toc375_261296810"/></text:h>
      <text:p text:style-name="P16"><text:tab/>Широковещательный обмен данными выполняется при помощи отправки пакета в локальный сокет «BSocket» демона <text:s/>RemoteIIPC с пометкой «широковещательное».</text:p>
      <text:p text:style-name="P13"><text:tab/><text:span text:style-name="T38">Такие сообщения приходят одновременно всем, как локальным, так и удаленным приемникам данных.</text:span></text:p>
      <text:h text:style-name="Heading_20_3" text:outline-level="3"><text:bookmark-start text:name="__RefHeading___Toc377_261296810"/>Широковещательный локальный обмен данными<text:bookmark-end text:name="__RefHeading___Toc377_261296810"/></text:h>
      <text:p text:style-name="P14"><text:tab/><text:span text:style-name="T36">Широковещательный локальный обмен данными происходит идентично <text:s/>широковещательному обмену данными, но сообщения отправляются с пометкой «широковещательное локальное».</text:span></text:p>
      <text:p text:style-name="P14"><text:tab/><text:span text:style-name="T38">Такие сообщения приходят одновременно всем локальным приемникам данных. Удаленные приемники данных такие сообщения не получают.</text:span></text:p>
      <text:h text:style-name="Heading_20_3" text:outline-level="3"><text:bookmark-start text:name="__RefHeading___Toc379_261296810"/>Прием данных по подписке<text:bookmark-end text:name="__RefHeading___Toc379_261296810"/></text:h>
      <text:p text:style-name="P10"><text:tab/><text:span text:style-name="T39">Для приема данных по подписке, приемник должен предварительно подписаться на сообщения от заданных источников данных.</text:span></text:p>
      <text:p text:style-name="P15"><text:tab/><text:span text:style-name="T40">Сообщения, передаваемые для приема по подписке, источник передает в локальный сокет «BSocket» демона <text:s/>RemoteIIPC с пометкой «прием по подписке».</text:span></text:p>
      <text:p text:style-name="P15"/>
      <text:h text:style-name="P108" text:outline-level="1"/>
      <text:h text:style-name="P109" text:outline-level="1"><text:bookmark-start text:name="__RefHeading___Toc1526_261296810"/>Демон <text:s/><text:span text:style-name="T37">RemoteIIPC</text:span><text:bookmark-end text:name="__RefHeading___Toc1526_261296810"/></text:h>
      <text:h text:style-name="Heading_20_2" text:outline-level="2"><text:bookmark-start text:name="__RefHeading___Toc1528_261296810"/>Назначение <text:span text:style-name="T98">и функции</text:span><text:bookmark-end text:name="__RefHeading___Toc1528_261296810"/></text:h>
      <text:p text:style-name="P17"><text:tab/><text:span text:style-name="T41">Демон RemoteIIPC предназначен для обмена сообщениями в следующих режимах:</text:span></text:p>
      <text:list xml:id="list1639774319934394186" text:style-name="L7">
        <text:list-item>
          <text:p text:style-name="P93">в режиме удаленного обмена сообщениями;</text:p>
        </text:list-item>
        <text:list-item>
          <text:p text:style-name="P94">в режиме локального широковещательного обмена сообщениями;</text:p>
        </text:list-item>
        <text:list-item>
          <text:p text:style-name="P95">в режиме широковещательного обмена сообщениями;</text:p>
        </text:list-item>
        <text:list-item>
          <text:p text:style-name="P93">в режиме обмена сообщениями по подписке.</text:p>
        </text:list-item>
      </text:list>
      <text:p text:style-name="P60"/>
      <text:p text:style-name="P96">В функции <text:s/>демон RemoteIIPC входит:</text:p>
      <text:list xml:id="list141506492917109" text:continue-numbering="true" text:style-name="L7">
        <text:list-item>
          <text:p text:style-name="P97">поддержание соединения между вычислительными устройствами;</text:p>
        </text:list-item>
        <text:list-item>
          <text:p text:style-name="P97">мониторинг локальных сокетов IIPC на удаленных вычислительных устройствах;</text:p>
          <text:p text:style-name="P98">передача сообщений между устройствами при обращению к сокетам, имитирующим локальные сокеты удаленного устройства;</text:p>
        </text:list-item>
        <text:list-item>
          <text:p text:style-name="P99">обмен информацией о появлении и уничтожении сокетов, не являющихся локально видимыми;</text:p>
        </text:list-item>
        <text:list-item>
          <text:p text:style-name="P100">обмен информацией о<text:span text:style-name="T99">б области видимости </text:span>сокетов, не являющихся локально видимыми;</text:p>
        </text:list-item>
        <text:list-item>
          <text:p text:style-name="P101">маршрутизация сообщений.</text:p>
        </text:list-item>
      </text:list>
      <text:h text:style-name="Heading_20_2" text:outline-level="2"><text:bookmark-start text:name="__RefHeading___Toc702_1650608565"/>Режим <text:s/><text:span text:style-name="T41">удаленного обмена сообщениями</text:span><text:bookmark-end text:name="__RefHeading___Toc702_1650608565"/></text:h>
      <text:p text:style-name="P18"><text:tab/>В<text:span text:style-name="T41"> режиме удаленного обмена сообщениями на каждом вычислительном устройстве запускается свой экземпляр демона RemoteIIPC.</text:span></text:p>
      <text:p text:style-name="P31"><text:tab/>Каждый экземпляр демона настраивается в режиме сервера, клиента или совмещенного клиента-сервера.</text:p>
      <text:p text:style-name="P19"><text:tab/><text:span text:style-name="T42">Между клиентом RemoteIIPC и сервером RemoteIIPC устанавливается управляющее соединение по которому идет управление обменом данными.</text:span></text:p>
      <text:p text:style-name="P19"/>
      <text:h text:style-name="P106" text:outline-level="2"><text:bookmark-start text:name="__RefHeading___Toc704_1650608565"/>Режим <text:span text:style-name="T43">локального </text:span>широковещательного обмена сообщениями<text:bookmark-end text:name="__RefHeading___Toc704_1650608565"/></text:h>
      <text:p text:style-name="P23"><text:tab/><text:span text:style-name="T44">В данном режиме, демон <text:s/>RemoteIIPC принимает сообщение с пометкой «широковещательное локальное» в локальный сокет «BSocket».</text:span></text:p>
      <text:p text:style-name="P23"><text:tab/><text:span text:style-name="T44">Затем принятое сообщение рассылается по всем локальным сокетам приемников данных кроме сокета, из которого принято данное сообщение.</text:span></text:p>
      <text:p text:style-name="P22"><text:tab/><text:span text:style-name="T45">Подтверждения, если таковые требуются, каждый приемник данных отсылает источнику индивидуально.</text:span></text:p>
      <text:p text:style-name="P21"/>
      <text:h text:style-name="Heading_20_2" text:outline-level="2"><text:bookmark-start text:name="__RefHeading___Toc706_1650608565"/>Режим широковещательного обмена сообщениями<text:bookmark-end text:name="__RefHeading___Toc706_1650608565"/></text:h>
      <text:p text:style-name="P24"><text:tab/><text:span text:style-name="T44">В данном режиме, демон <text:s/>RemoteIIPC принимает сообщение с пометкой </text:span><text:soft-page-break/><text:span text:style-name="T44">«широковещательное» в локальный сокет «BSocket».</text:span></text:p>
      <text:p text:style-name="P25"><text:tab/><text:span text:style-name="T44">Затем принятое сообщение рассылается по всем локальным сокетам приемников данных кроме сокета, из которого принято данное сообщение.</text:span></text:p>
      <text:p text:style-name="P26"><text:tab/><text:span text:style-name="T46">Так же данное сообщение уходит на все удаленные копии демона <text:s/>RemoteIIPC, чтобы они разослали это сообщение удаленным приемникам.</text:span></text:p>
      <text:p text:style-name="P24"><text:tab/><text:span text:style-name="T45">Подтверждения, если таковые требуются, каждый приемник данных отсылает источнику индивидуально.</text:span></text:p>
      <text:p text:style-name="P20"/>
      <text:h text:style-name="Heading_20_2" text:outline-level="2"><text:bookmark-start text:name="__RefHeading___Toc708_1650608565"/>Режим обмена сообщениями по подписке<text:bookmark-end text:name="__RefHeading___Toc708_1650608565"/></text:h>
      <text:p text:style-name="Text_20_body"><text:tab/>«<text:span text:style-name="T47">Подписка» есть способ широковещательной передачи сообщений, но не всем приемником, а только заданному списку приемников.</text:span></text:p>
      <text:p text:style-name="Text_20_body"><text:tab/><text:span text:style-name="T48">Для того, чтобы принимать сообщения, переданные по подписке, приемник должен подписаться на прием сообщений от заданного источника.</text:span></text:p>
      <text:p text:style-name="Text_20_body"><text:tab/><text:span text:style-name="T55">Приемник сообщений дает команду «подписаться» демону RemoteIIPC, в которой указывает, на сообщения от каких источников он должен быть подписан (список подписки).</text:span></text:p>
      <text:p text:style-name="P28"><text:tab/><text:span text:style-name="T56">После этого, все сообщения с флагом FM_SUBSCRIBE от всех источников, указанных в списке подписки будут пересылаться указанному приемнику.</text:span></text:p>
      <text:p text:style-name="P29"><text:tab/><text:span text:style-name="T57">Если подписка более не нужна, то приемник сообщений дает команду «отписаться» демону RemoteIIPC, в которой указывает, от сообщений каких источников он должен быть отписан (список отписки).</text:span></text:p>
      <text:p text:style-name="P32"><text:tab/><text:span text:style-name="T58">Списки подписки каждого приемника хранятся в демоне RemoteIIPC. Списки хранятся до выключения вычислительного устройства.</text:span></text:p>
      <text:p text:style-name="P32"/>
      <text:h text:style-name="P107" text:outline-level="2"><text:bookmark-start text:name="__RefHeading___Toc4398_441180027"/>Управление областью видимости сокетов<text:bookmark-end text:name="__RefHeading___Toc4398_441180027"/></text:h>
      <text:p text:style-name="P33"><text:tab/><text:span text:style-name="T60">Каждый локальный сокет сообщает демону RemoteIIPC о своей области видимости. В соответствии с этим, демон посылает подключенным к нему удаленным копиям информацию об области видимости сокетов.</text:span></text:p>
      <text:p text:style-name="P33"><text:tab/></text:p>
      <text:h text:style-name="Heading_20_3" text:outline-level="3"><text:bookmark-start text:name="__RefHeading___Toc4481_441180027"/>Локальная область видимости<text:bookmark-end text:name="__RefHeading___Toc4481_441180027"/></text:h>
      <text:p text:style-name="Text_20_body"><text:tab/><text:span text:style-name="T62">Локально видимый сокет доступен только на локальном вычислительном устройстве и невидим другим устройствам. Информация о локальном сокете не посылается демоном <text:s/>RemoteIIPC на удаленные вычислительные устройства.</text:span></text:p>
      <text:h text:style-name="Heading_20_3" text:outline-level="3"><text:bookmark-start text:name="__RefHeading___Toc4483_441180027"/>Область ближайшей видимости<text:bookmark-end text:name="__RefHeading___Toc4483_441180027"/></text:h>
      <text:p text:style-name="P35"><text:tab/><text:span text:style-name="T63">Сокет, с установленным признаком «область ближайшей видимости», виден только удаленным вычислительным устройствам, непосредственно соединенным с данным.</text:span></text:p>
      <text:h text:style-name="Heading_20_3" text:outline-level="3"><text:bookmark-start text:name="__RefHeading___Toc4485_441180027"/><text:soft-page-break/>Область полностью видимых сокетов<text:bookmark-end text:name="__RefHeading___Toc4485_441180027"/></text:h>
      <text:p text:style-name="Text_20_body"><text:tab/><text:span text:style-name="T100">Сокет видим всем устройствам.</text:span></text:p>
      <text:p text:style-name="Text_20_body"/>
      <text:h text:style-name="Heading_20_3" text:outline-level="3"><text:bookmark-start text:name="__RefHeading___Toc4487_441180027"/>Определяемая списком область видимости<text:bookmark-end text:name="__RefHeading___Toc4487_441180027"/></text:h>
      <text:p text:style-name="P61"><text:tab/><text:span text:style-name="T100">Сокет видим устройствам, которые указаны в списк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." style:family="paragraph" style:parent-style-name="Caption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30.638599015</meta:creation-date>
    <dc:date>2017-03-17T14:15:04.476142520</dc:date>
    <meta:editing-duration>P2DT11H25M45S</meta:editing-duration>
    <meta:editing-cycles>2443</meta:editing-cycles>
    <meta:generator>LibreOffice/5.2.3.3$Linux_X86_64 LibreOffice_project/20m0$Build-3</meta:generator>
    <meta:print-date>2017-03-16T12:33:56.222701384</meta:print-date>
    <meta:document-statistic meta:table-count="0" meta:image-count="1" meta:object-count="0" meta:page-count="10" meta:paragraph-count="178" meta:word-count="1808" meta:character-count="15001" meta:non-whitespace-character-count="13254"/>
  </office:meta>
</office:document-meta>
</file>